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98f0" officeooo:paragraph-rsid="00109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d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Montoya</meta:initial-creator>
    <meta:creation-date>2017-03-15T17:59:22.396460584</meta:creation-date>
    <dc:date>2017-03-15T18:02:42.749635712</dc:date>
    <dc:creator>manuel Montoya</dc:creator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3.3.2$Linux_X86_64 LibreOffice_project/430m0$Build-2</meta:generator>
  </office:meta>
</office:document-meta>
</file>